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6667in" fo:margin-left="0.0354in" table:align="left"/>
    </style:style>
    <style:style style:name="Table5.A" style:family="table-column">
      <style:table-column-properties style:column-width="3.3125in"/>
    </style:style>
    <style:style style:name="Table5.B" style:family="table-column">
      <style:table-column-properties style:column-width="3.354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B2"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50d2" officeooo:paragraph-rsid="000050d2"/>
    </style:style>
    <style:style style:name="P2" style:family="paragraph" style:parent-style-name="Standard">
      <style:text-properties officeooo:rsid="000050d2" officeooo:paragraph-rsid="0003d791"/>
    </style:style>
    <style:style style:name="P3" style:family="paragraph" style:parent-style-name="Standard">
      <style:text-properties fo:font-weight="bold" officeooo:rsid="000050d2" officeooo:paragraph-rsid="0003d791" style:font-weight-asian="bold" style:font-weight-complex="bold"/>
    </style:style>
    <style:style style:name="P4" style:family="paragraph" style:parent-style-name="Standard">
      <style:text-properties fo:font-weight="bold" officeooo:rsid="000204c0" officeooo:paragraph-rsid="000204c0" style:font-weight-asian="bold" style:font-weight-complex="bold"/>
    </style:style>
    <style:style style:name="P5" style:family="paragraph" style:parent-style-name="Standard">
      <style:text-properties fo:font-weight="bold" officeooo:rsid="000204c0" officeooo:paragraph-rsid="0003d791" style:font-weight-asian="bold" style:font-weight-complex="bold"/>
    </style:style>
    <style:style style:name="P6" style:family="paragraph" style:parent-style-name="Standard">
      <style:text-properties fo:font-weight="bold" officeooo:rsid="000204c0" officeooo:paragraph-rsid="000aa35c" style:font-weight-asian="bold" style:font-weight-complex="bold"/>
    </style:style>
    <style:style style:name="P7" style:family="paragraph" style:parent-style-name="Standard">
      <style:text-properties fo:font-weight="bold" officeooo:rsid="0003d791" officeooo:paragraph-rsid="0003d791" style:font-weight-asian="bold" style:font-weight-complex="bold"/>
    </style:style>
    <style:style style:name="P8" style:family="paragraph" style:parent-style-name="Standard">
      <style:text-properties fo:font-weight="bold" officeooo:rsid="0003d791" officeooo:paragraph-rsid="00093420" style:font-weight-asian="bold" style:font-weight-complex="bold"/>
    </style:style>
    <style:style style:name="P9" style:family="paragraph" style:parent-style-name="Standard">
      <style:text-properties fo:font-weight="bold" officeooo:rsid="00150c12" officeooo:paragraph-rsid="00150c12" style:font-weight-asian="bold" style:font-weight-complex="bold"/>
    </style:style>
    <style:style style:name="P10" style:family="paragraph" style:parent-style-name="Standard">
      <style:text-properties fo:font-weight="bold" officeooo:rsid="0016be49" officeooo:paragraph-rsid="0016be49" style:font-weight-asian="bold" style:font-weight-complex="bold"/>
    </style:style>
    <style:style style:name="P11" style:family="paragraph" style:parent-style-name="Standard">
      <style:text-properties fo:font-weight="bold" officeooo:rsid="0016be49" officeooo:paragraph-rsid="000aa35c" style:font-weight-asian="bold" style:font-weight-complex="bold"/>
    </style:style>
    <style:style style:name="P12" style:family="paragraph" style:parent-style-name="Standard">
      <style:text-properties fo:font-weight="bold" officeooo:rsid="001915be" officeooo:paragraph-rsid="001915be" fo:background-color="transparent" style:font-weight-asian="bold" style:font-weight-complex="bold"/>
    </style:style>
    <style:style style:name="P13" style:family="paragraph" style:parent-style-name="Standard">
      <style:text-properties fo:font-weight="normal" officeooo:rsid="000050d2" officeooo:paragraph-rsid="0003d791" style:font-weight-asian="normal" style:font-weight-complex="normal"/>
    </style:style>
    <style:style style:name="P14" style:family="paragraph" style:parent-style-name="Standard">
      <style:text-properties fo:font-weight="normal" officeooo:rsid="0003d791" officeooo:paragraph-rsid="0003d791" style:font-weight-asian="normal" style:font-weight-complex="normal"/>
    </style:style>
    <style:style style:name="P15" style:family="paragraph" style:parent-style-name="Standard">
      <style:text-properties fo:font-weight="normal" officeooo:rsid="0003d791" officeooo:paragraph-rsid="00093420" style:font-weight-asian="normal" style:font-weight-complex="normal"/>
    </style:style>
    <style:style style:name="P16" style:family="paragraph" style:parent-style-name="Standard">
      <style:text-properties fo:font-weight="normal" officeooo:rsid="0007ab4a" officeooo:paragraph-rsid="0007ab4a" style:font-weight-asian="normal" style:font-weight-complex="normal"/>
    </style:style>
    <style:style style:name="P17" style:family="paragraph" style:parent-style-name="Standard">
      <style:text-properties fo:font-weight="normal" officeooo:rsid="000204c0" officeooo:paragraph-rsid="000aa35c" style:font-weight-asian="normal" style:font-weight-complex="normal"/>
    </style:style>
    <style:style style:name="P18" style:family="paragraph" style:parent-style-name="Standard">
      <style:text-properties officeooo:rsid="0003d791" officeooo:paragraph-rsid="00093420"/>
    </style:style>
    <style:style style:name="P19" style:family="paragraph" style:parent-style-name="Standard">
      <style:text-properties officeooo:paragraph-rsid="0016be49"/>
    </style:style>
    <style:style style:name="P20" style:family="paragraph" style:parent-style-name="Standard">
      <style:text-properties fo:color="#000000" fo:font-size="12pt" fo:font-weight="normal" officeooo:rsid="00202185" officeooo:paragraph-rsid="0016be49" fo:background-color="transparent" style:font-size-asian="12pt" style:font-weight-asian="normal" style:font-size-complex="12pt" style:font-weight-complex="normal"/>
    </style:style>
    <style:style style:name="P21" style:family="paragraph" style:parent-style-name="Standard">
      <style:text-properties fo:color="#000000" fo:font-size="12pt" fo:font-weight="normal" officeooo:rsid="0020c452" officeooo:paragraph-rsid="0016be49" fo:background-color="transparent" style:font-size-asian="12pt" style:font-weight-asian="normal" style:font-size-complex="12pt" style:font-weight-complex="normal"/>
    </style:style>
    <style:style style:name="P22" style:family="paragraph" style:parent-style-name="Standard">
      <style:text-properties fo:color="#000000" fo:font-size="12pt" fo:font-weight="bold" officeooo:rsid="00202185" officeooo:paragraph-rsid="0016be49" fo:background-color="transparent" style:font-size-asian="12pt" style:font-weight-asian="bold" style:font-size-complex="12pt" style:font-weight-complex="bold"/>
    </style:style>
    <style:style style:name="P23" style:family="paragraph" style:parent-style-name="Standard">
      <style:text-properties fo:color="#000000" fo:font-size="12pt" fo:font-weight="bold" officeooo:rsid="0020c452" officeooo:paragraph-rsid="0016be49" fo:background-color="transparent" style:font-size-asian="12pt" style:font-weight-asian="bold" style:font-size-complex="12pt" style:font-weight-complex="bold"/>
    </style:style>
    <style:style style:name="P24" style:family="paragraph" style:parent-style-name="Standard">
      <style:text-properties fo:color="#000000" fo:font-size="12pt" fo:font-weight="bold" officeooo:rsid="000505e4" officeooo:paragraph-rsid="001915be" fo:background-color="#ff0000" style:font-size-asian="12pt" style:font-weight-asian="bold" style:font-size-complex="12pt" style:font-weight-complex="bold"/>
    </style:style>
    <style:style style:name="P25" style:family="paragraph" style:parent-style-name="Standard">
      <style:text-properties officeooo:rsid="000aa35c" officeooo:paragraph-rsid="000aa35c"/>
    </style:style>
    <style:style style:name="P26" style:family="paragraph" style:parent-style-name="Standard">
      <style:text-properties officeooo:rsid="000aa35c" officeooo:paragraph-rsid="001915be"/>
    </style:style>
    <style:style style:name="P27" style:family="paragraph" style:parent-style-name="Standard">
      <style:text-properties officeooo:rsid="000505e4" officeooo:paragraph-rsid="001915be"/>
    </style:style>
    <style:style style:name="P28" style:family="paragraph" style:parent-style-name="Standard">
      <style:text-properties officeooo:paragraph-rsid="001915be"/>
    </style:style>
    <style:style style:name="P29" style:family="paragraph" style:parent-style-name="Standard">
      <style:text-properties officeooo:rsid="000aa35c" officeooo:paragraph-rsid="001915be" fo:background-color="transparent"/>
    </style:style>
    <style:style style:name="P30" style:family="paragraph" style:parent-style-name="Table_20_Contents">
      <style:text-properties officeooo:rsid="000204c0" officeooo:paragraph-rsid="000204c0"/>
    </style:style>
    <style:style style:name="P31" style:family="paragraph" style:parent-style-name="Table_20_Contents">
      <style:text-properties fo:font-weight="bold" officeooo:rsid="0007ab4a" officeooo:paragraph-rsid="0007ab4a" style:font-weight-asian="bold" style:font-weight-complex="bold"/>
    </style:style>
    <style:style style:name="P32" style:family="paragraph" style:parent-style-name="Table_20_Contents">
      <style:text-properties fo:font-weight="bold" officeooo:rsid="00093420" officeooo:paragraph-rsid="00093420" style:font-weight-asian="bold" style:font-weight-complex="bold"/>
    </style:style>
    <style:style style:name="P33" style:family="paragraph" style:parent-style-name="Table_20_Contents">
      <style:text-properties fo:font-weight="bold" officeooo:rsid="00093420" officeooo:paragraph-rsid="000aa35c" style:font-weight-asian="bold" style:font-weight-complex="bold"/>
    </style:style>
    <style:style style:name="P34" style:family="paragraph" style:parent-style-name="Table_20_Contents">
      <style:text-properties officeooo:rsid="0007ab4a" officeooo:paragraph-rsid="0007ab4a"/>
    </style:style>
    <style:style style:name="P35" style:family="paragraph" style:parent-style-name="Table_20_Contents">
      <style:text-properties fo:color="#000000" fo:font-weight="bold" officeooo:rsid="000dff4a" officeooo:paragraph-rsid="000dff4a" style:font-weight-asian="bold" style:font-weight-complex="bold"/>
    </style:style>
    <style:style style:name="P36" style:family="paragraph" style:parent-style-name="Table_20_Contents">
      <style:text-properties fo:color="#000000" fo:font-weight="bold" officeooo:rsid="001456fc" officeooo:paragraph-rsid="001456fc" style:font-weight-asian="bold" style:font-weight-complex="bold"/>
    </style:style>
    <style:style style:name="P37" style:family="paragraph" style:parent-style-name="Table_20_Contents">
      <style:text-properties fo:color="#000000" fo:font-weight="bold" officeooo:rsid="000cb09b" officeooo:paragraph-rsid="000cb09b" style:font-weight-asian="bold" style:font-weight-complex="bold"/>
    </style:style>
    <style:style style:name="P38" style:family="paragraph" style:parent-style-name="Table_20_Contents">
      <style:text-properties fo:color="#000000" fo:font-weight="bold" officeooo:rsid="00150c12" officeooo:paragraph-rsid="00150c12" style:font-weight-asian="bold" style:font-weight-complex="bold"/>
    </style:style>
    <style:style style:name="P39" style:family="paragraph" style:parent-style-name="Table_20_Contents">
      <style:text-properties fo:color="#000000" officeooo:rsid="000cb09b" officeooo:paragraph-rsid="000cb09b"/>
    </style:style>
    <style:style style:name="P40" style:family="paragraph" style:parent-style-name="Table_20_Contents">
      <style:text-properties fo:color="#000000" officeooo:rsid="000dff4a" officeooo:paragraph-rsid="000dff4a"/>
    </style:style>
    <style:style style:name="P41" style:family="paragraph" style:parent-style-name="Table_20_Contents">
      <style:text-properties fo:color="#000000" officeooo:rsid="000204c0" officeooo:paragraph-rsid="000204c0"/>
    </style:style>
    <style:style style:name="P42" style:family="paragraph" style:parent-style-name="Table_20_Contents">
      <style:text-properties fo:color="#000000" officeooo:rsid="001199b6" officeooo:paragraph-rsid="001199b6"/>
    </style:style>
    <style:style style:name="P43" style:family="paragraph" style:parent-style-name="Table_20_Contents">
      <style:text-properties fo:color="#000000" officeooo:rsid="00150c12" officeooo:paragraph-rsid="00150c12"/>
    </style:style>
    <style:style style:name="P44" style:family="paragraph" style:parent-style-name="Table_20_Contents">
      <style:text-properties fo:color="#000000" officeooo:rsid="0007ab4a" officeooo:paragraph-rsid="0007ab4a"/>
    </style:style>
    <style:style style:name="P45" style:family="paragraph" style:parent-style-name="Table_20_Contents">
      <style:text-properties fo:color="#000000" fo:font-weight="normal" officeooo:rsid="00150c12" officeooo:paragraph-rsid="00150c12" style:font-weight-asian="normal" style:font-weight-complex="normal"/>
    </style:style>
    <style:style style:name="P46" style:family="paragraph" style:parent-style-name="Table_20_Contents">
      <style:text-properties officeooo:rsid="00103eef" officeooo:paragraph-rsid="00103eef"/>
    </style:style>
    <style:style style:name="P47" style:family="paragraph" style:parent-style-name="Table_20_Contents">
      <style:text-properties fo:color="#ed1c24" officeooo:rsid="00150c12" officeooo:paragraph-rsid="00150c12"/>
    </style:style>
    <style:style style:name="P48" style:family="paragraph" style:parent-style-name="Table_20_Contents">
      <style:text-properties fo:color="#ff0000" officeooo:rsid="00150c12" officeooo:paragraph-rsid="00150c12"/>
    </style:style>
    <style:style style:name="P49" style:family="paragraph" style:parent-style-name="Standard">
      <style:text-properties style:use-window-font-color="true" fo:font-size="12pt" fo:font-weight="normal" officeooo:rsid="000505e4" officeooo:paragraph-rsid="001915be" fo:background-color="transparent" style:font-size-asian="12pt" style:font-weight-asian="normal" style:font-size-complex="12pt" style:font-weight-complex="normal"/>
    </style:style>
    <style:style style:name="P50" style:family="paragraph" style:parent-style-name="Standard">
      <style:text-properties fo:font-weight="bold" officeooo:rsid="000204c0" officeooo:paragraph-rsid="000204c0" style:font-weight-asian="bold" style:font-weight-complex="bold"/>
    </style:style>
    <style:style style:name="P51" style:family="paragraph" style:parent-style-name="Standard">
      <style:text-properties fo:font-weight="normal" officeooo:rsid="000204c0" officeooo:paragraph-rsid="0016be49" style:font-weight-asian="normal" style:font-weight-complex="normal"/>
    </style:style>
    <style:style style:name="T1" style:family="text">
      <style:text-properties officeooo:rsid="000050d2"/>
    </style:style>
    <style:style style:name="T2" style:family="text">
      <style:text-properties fo:font-weight="normal" style:font-weight-asian="normal" style:font-weight-complex="normal"/>
    </style:style>
    <style:style style:name="T3" style:family="text">
      <style:text-properties fo:font-weight="normal" officeooo:rsid="000050d2" style:font-weight-asian="normal" style:font-weight-complex="normal"/>
    </style:style>
    <style:style style:name="T4" style:family="text">
      <style:text-properties fo:font-weight="normal" officeooo:rsid="0003d791" style:font-weight-asian="normal" style:font-weight-complex="normal"/>
    </style:style>
    <style:style style:name="T5" style:family="text">
      <style:text-properties fo:font-weight="normal" officeooo:rsid="00050bc9" style:font-weight-asian="normal" style:font-weight-complex="normal"/>
    </style:style>
    <style:style style:name="T6" style:family="text">
      <style:text-properties fo:font-weight="normal" officeooo:rsid="0007ab4a" style:font-weight-asian="normal" style:font-weight-complex="normal"/>
    </style:style>
    <style:style style:name="T7" style:family="text">
      <style:text-properties fo:font-weight="normal" officeooo:rsid="00093420" style:font-weight-asian="normal" style:font-weight-complex="normal"/>
    </style:style>
    <style:style style:name="T8" style:family="text">
      <style:text-properties fo:font-weight="normal" officeooo:rsid="000dedb5"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officeooo:rsid="0003d791"/>
    </style:style>
    <style:style style:name="T11" style:family="text">
      <style:text-properties officeooo:rsid="000413bc"/>
    </style:style>
    <style:style style:name="T12" style:family="text">
      <style:text-properties officeooo:rsid="00050bc9"/>
    </style:style>
    <style:style style:name="T13" style:family="text">
      <style:text-properties fo:font-weight="bold" style:font-weight-asian="bold" style:font-weight-complex="bold"/>
    </style:style>
    <style:style style:name="T14" style:family="text">
      <style:text-properties officeooo:rsid="00093420"/>
    </style:style>
    <style:style style:name="T15" style:family="text">
      <style:text-properties officeooo:rsid="000aa35c"/>
    </style:style>
    <style:style style:name="T16" style:family="text">
      <style:text-properties officeooo:rsid="00150c12"/>
    </style:style>
    <style:style style:name="T17" style:family="text">
      <style:text-properties officeooo:rsid="0016be49"/>
    </style:style>
    <style:style style:name="T18" style:family="text">
      <style:text-properties fo:color="#000000" fo:font-size="12pt" fo:font-weight="normal" officeooo:rsid="00202185" fo:background-color="transparent" loext:char-shading-value="0" style:font-size-asian="12pt" style:font-weight-asian="normal" style:font-size-complex="12pt" style:font-weight-complex="normal"/>
    </style:style>
    <style:style style:name="T19" style:family="text">
      <style:text-properties fo:color="#000000" fo:font-size="12pt" fo:font-weight="normal" officeooo:rsid="0016be49" fo:background-color="transparent" loext:char-shading-value="0" style:font-size-asian="12pt" style:font-weight-asian="normal" style:font-size-complex="12pt" style:font-weight-complex="normal"/>
    </style:style>
    <style:style style:name="T20" style:family="text">
      <style:text-properties fo:color="#000000" fo:font-size="12pt" fo:font-weight="normal" officeooo:rsid="001806c1" fo:background-color="transparent" loext:char-shading-value="0" style:font-size-asian="12pt" style:font-weight-asian="normal" style:font-size-complex="12pt" style:font-weight-complex="normal"/>
    </style:style>
    <style:style style:name="T21" style:family="text">
      <style:text-properties fo:color="#000000" fo:font-size="12pt" fo:font-weight="normal" officeooo:rsid="001ae531" fo:background-color="transparent" loext:char-shading-value="0" style:font-size-asian="12pt" style:font-weight-asian="normal" style:font-size-complex="12pt" style:font-weight-complex="normal"/>
    </style:style>
    <style:style style:name="T22" style:family="text">
      <style:text-properties fo:color="#000000" fo:font-size="12pt" fo:font-weight="bold" officeooo:rsid="00202185" fo:background-color="transparent" loext:char-shading-value="0" style:font-size-asian="12pt" style:font-weight-asian="bold" style:font-size-complex="12pt" style:font-weight-complex="bold"/>
    </style:style>
    <style:style style:name="T23" style:family="text">
      <style:text-properties fo:color="#000000" fo:font-size="12pt" fo:font-weight="bold" officeooo:rsid="0016be49" fo:background-color="transparent" loext:char-shading-value="0" style:font-size-asian="12pt" style:font-weight-asian="bold" style:font-size-complex="12pt" style:font-weight-complex="bold"/>
    </style:style>
    <style:style style:name="T24" style:family="text">
      <style:text-properties fo:color="#000000" fo:font-size="12pt" fo:font-style="italic" fo:font-weight="bold" officeooo:rsid="00202185" fo:background-color="transparent" loext:char-shading-value="0" style:font-size-asian="12pt" style:font-weight-asian="bold" style:font-size-complex="12pt" style:font-weight-complex="bold"/>
    </style:style>
    <style:style style:name="T25" style:family="text">
      <style:text-properties fo:color="#000080" fo:font-size="12pt" officeooo:rsid="00202185" fo:background-color="transparent" loext:char-shading-value="0" style:font-size-asian="12pt" style:font-size-complex="12pt"/>
    </style:style>
    <style:style style:name="T26" style:family="text">
      <style:text-properties fo:color="#ff0000" fo:font-weight="normal" officeooo:rsid="001806c1" style:font-weight-asian="normal" style:font-weight-complex="normal"/>
    </style:style>
    <style:style style:name="T27" style:family="text">
      <style:text-properties officeooo:rsid="000505e4"/>
    </style:style>
    <style:style style:name="T28" style:family="text">
      <style:text-properties officeooo:rsid="0007714a"/>
    </style:style>
    <style:style style:name="T29" style:family="text">
      <style:text-properties style:use-window-font-color="true" fo:font-weight="normal" fo:background-color="transparent" loext:char-shading-value="0"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FERENCES DEI NOMI:</text:p>
      <text:p text:style-name="P22"/>
      <text:p text:style-name="P22">Ruoli dei Whakapapa</text:p>
      <text:p text:style-name="P19"><text:span text:style-name="T18">“</text:span><text:span text:style-name="T19">R</text:span><text:span text:style-name="T18">uolo” si dice Tiaki, ovvero “prendersi cura di”. In questo modo, Tiaki Uta significa “Prendersi cura della costa” e Tiaki Tai “Prendersi cura dell’entroterra”. </text:span></text:p>
      <text:p text:style-name="P20">Per quello marino <text:span text:style-name="T17">bisogna decidere tra</text:span>:</text:p>
      <text:p text:style-name="P20"><text:span text:style-name="T13">ākau</text:span> <text:s text:c="2"/>shore / especially rocky</text:p>
      <text:p text:style-name="P20"><text:span text:style-name="T13">ngaru</text:span> <text:s/>wave (sea)</text:p>
      <text:p text:style-name="P20"><text:span text:style-name="T13">ruku</text:span> <text:s text:c="3"/>diving or to dive</text:p>
      <text:p text:style-name="P19"><text:span text:style-name="T18">Personalmente penso suoni bene Tiaki Ngaru ch</text:span><text:span text:style-name="T21">e</text:span><text:span text:style-name="T18"> significherebbe “prendersi cura delle onde”.</text:span></text:p>
      <text:p text:style-name="P20"/>
      <text:p text:style-name="P22">Divinità dei Whakapapa</text:p>
      <text:p text:style-name="P20"><text:span text:style-name="T13">Rongo</text:span> <text:a xlink:type="simple" xlink:href="https://en.wikipedia.org/wiki/Rongo" text:style-name="Internet_20_link" text:visited-style-name="Visited_20_Internet_20_Link">https://en.wikipedia.org/wiki/Rongo</text:a></text:p>
      <text:p text:style-name="P20"><text:span text:style-name="T13">Tane</text:span> <text:a xlink:type="simple" xlink:href="https://en.wikipedia.org/wiki/Tāne" text:style-name="Internet_20_link" text:visited-style-name="Visited_20_Internet_20_Link">https://en.wikipedia.org/wiki/T%C4%81ne</text:a></text:p>
      <text:p text:style-name="P20"><text:span text:style-name="T13">Tangaroa</text:span> <text:a xlink:type="simple" xlink:href="https://en.wikipedia.org/wiki/Tangaroa" text:style-name="Internet_20_link" text:visited-style-name="Visited_20_Internet_20_Link">https://en.wikipedia.org/wiki/Tangaroa</text:a></text:p>
      <text:p text:style-name="P20"><text:span text:style-name="T17">Mitologia Maori: </text:span><text:a xlink:type="simple" xlink:href="https://en.wikipedia.org/wiki/Family_tree_of_the_Māori_gods" text:style-name="Internet_20_link" text:visited-style-name="Visited_20_Internet_20_Link">https://en.wikipedia.org/wiki/Family_tree_of_the_M%C4%81ori_gods</text:a></text:p>
      <text:p text:style-name="P4"/>
      <text:p text:style-name="P23">Armonia dei Whakapapa</text:p>
      <text:p text:style-name="P21"><text:span text:style-name="T13">Aroha </text:span><text:a xlink:type="simple" xlink:href="https://en.wikipedia.org/wiki/Aroha" text:style-name="Internet_20_link" text:visited-style-name="Visited_20_Internet_20_Link">https://en.wikipedia.org/wiki/Aroha</text:a></text:p>
      <text:p text:style-name="P51"><text:span text:style-name="T25"/></text:p>
      <text:p text:style-name="P51"><text:span text:style-name="T25"/></text:p>
      <text:p text:style-name="P10">Whakapapa, altri termini:</text:p>
      <table:table table:name="Table5" table:style-name="Table5">
        <table:table-column table:style-name="Table5.A"/>
        <table:table-column table:style-name="Table5.B"/>
        <table:table-row table:style-name="TableLine94447382813024">
          <table:table-cell table:style-name="Table5.A1" table:number-rows-spanned="3" office:value-type="string">
            <text:p text:style-name="P33">Ruolo</text:p>
          </table:table-cell>
          <table:table-cell table:style-name="Table5.B1" office:value-type="string">
            <text:p text:style-name="P6">Taiao: <text:span text:style-name="T2">world, Earth, natural world, environment, nature, country.</text:span></text:p>
          </table:table-cell>
        </table:table-row>
        <table:table-row table:style-name="TableLine94447382839536">
          <table:covered-table-cell/>
          <table:table-cell table:style-name="Table5.B2" office:value-type="string">
            <text:p text:style-name="P6">Ahua: <text:span text:style-name="T2">shape, appearance, condition, character, likeness, nature, figure, form</text:span></text:p>
          </table:table-cell>
        </table:table-row>
        <table:table-row table:style-name="TableLine94447382827280">
          <table:covered-table-cell/>
          <table:table-cell table:style-name="Table5.B2" office:value-type="string">
            <text:p text:style-name="P6">Tiaki: <text:span text:style-name="T2">to have custody of </text:span></text:p>
          </table:table-cell>
        </table:table-row>
        <table:table-row table:style-name="TableLine94447382814336">
          <table:table-cell table:style-name="Table5.A4" office:value-type="string">
            <text:p text:style-name="P33">Mare</text:p>
          </table:table-cell>
          <table:table-cell table:style-name="Table5.B2" office:value-type="string">
            <text:p text:style-name="P20"><text:span text:style-name="T13">ākau</text:span> <text:s text:c="2"/>shore / especially rocky</text:p>
            <text:p text:style-name="P20"><text:span text:style-name="T13">ngaru</text:span> <text:s/>wave (sea)</text:p>
            <text:p text:style-name="P20"><text:span text:style-name="T13">ruku</text:span> <text:s text:c="3"/>diving or to dive</text:p>
          </table:table-cell>
        </table:table-row>
        <table:table-row table:style-name="TableLine94447382820400">
          <table:table-cell table:style-name="Table5.A4" table:number-rows-spanned="2" office:value-type="string">
            <text:p text:style-name="P33">Palma</text:p>
          </table:table-cell>
          <table:table-cell table:style-name="Table5.B2" office:value-type="string">
            <text:p text:style-name="P6"><text:span text:style-name="T12">Uta: </text:span><text:span text:style-name="T5"><text:s/></text:span><text:span text:style-name="T6">Entroterra, opposto a Tai che vuol dire costa</text:span></text:p>
          </table:table-cell>
        </table:table-row>
        <table:table-row table:style-name="TableLine94447382845744">
          <table:covered-table-cell/>
          <table:table-cell table:style-name="Table5.B2" office:value-type="string">
            <text:p text:style-name="P6">Nikau: <text:span text:style-name="T5">Palma</text:span></text:p>
          </table:table-cell>
        </table:table-row>
        <table:table-row table:style-name="TableLine94447382846688">
          <table:table-cell table:style-name="Table5.A4" table:number-rows-spanned="4" office:value-type="string">
            <text:p text:style-name="P33">Whaka</text:p>
          </table:table-cell>
          <table:table-cell table:style-name="Table5.B2" office:value-type="string">
            <text:p text:style-name="P6">Tai: <text:span text:style-name="T2">1. (location) coast (as opposed to </text:span>uta<text:span text:style-name="T2"> when referring to the hinterland)</text:span></text:p>
            <text:p text:style-name="P17"><text:s text:c="8"/>2. (noun) friend</text:p>
          </table:table-cell>
        </table:table-row>
        <table:table-row table:style-name="TableLine94447382847328">
          <table:covered-table-cell/>
          <table:table-cell table:style-name="Table5.B2" office:value-type="string">
            <text:p text:style-name="P6">Humi<text:span text:style-name="T2">: be abundant, copious</text:span></text:p>
          </table:table-cell>
        </table:table-row>
        <table:table-row table:style-name="TableLine94447382848448">
          <table:covered-table-cell/>
          <table:table-cell table:style-name="Table5.B2" office:value-type="string">
            <text:p text:style-name="P6"><text:span text:style-name="T12">M</text:span>ahi tahi<text:span text:style-name="T2">: working together, collaboration, cooperation, teamwork</text:span></text:p>
          </table:table-cell>
        </table:table-row>
        <table:table-row table:style-name="TableLine94447382849920">
          <table:covered-table-cell/>
          <table:table-cell table:style-name="Table5.B2" office:value-type="string">
            <text:p text:style-name="P6"><text:span text:style-name="T14">Whaka</text:span><text:span text:style-name="T7">: </text:span><text:span text:style-name="T8">Canoe.</text:span></text:p>
          </table:table-cell>
        </table:table-row>
      </table:table>
      <text:p text:style-name="P11"/>
      <text:p text:style-name="P6"/>
      <text:p text:style-name="P4">Elima: <text:a xlink:type="simple" xlink:href="https://www.consolata.org/new/index.php/mission/finestra-sul-mondo-archivio/15278-alcuni-miti-e-racconti-africani" text:style-name="Internet_20_link" text:visited-style-name="Visited_20_Internet_20_Link"><text:span text:style-name="T1">https://www.consolata.org/new/index.php/mission/finestra-sul-mondo-archivio/15278-alcuni-miti-e-racconti-africani</text:span></text:a></text:p>
      <text:p text:style-name="P4"/>
      <text:p text:style-name="P4">Denka: <text:a xlink:type="simple" xlink:href="https://en.wikipedia.org/wiki/Denka" text:style-name="Internet_20_link" text:visited-style-name="Visited_20_Internet_20_Link"><text:span text:style-name="T1">https://en.wikipedia.org/wiki/Denka</text:span></text:a></text:p>
      <text:p text:style-name="P4"/>
      <text:p text:style-name="P4">Kamalu: <text:a xlink:type="simple" xlink:href="https://en.wikipedia.org/wiki/Amadioha" text:style-name="Internet_20_link" text:visited-style-name="Visited_20_Internet_20_Link"><text:span text:style-name="T1">https://en.wikipedia.org/wiki/Amadioha</text:span></text:a></text:p>
      <text:p text:style-name="P4"><text:soft-page-break/></text:p>
      <text:p text:style-name="P4">Una Maka: <text:span text:style-name="T3">UNA: Hopi "ricorda", <text:s/>MAKA: Sioux "terra" </text:span></text:p>
      <text:p text:style-name="P4"/>
      <text:p text:style-name="P4">Shikoba: <text:span text:style-name="T3">SHIKOBA: Choctaw "padre" nome unisex </text:span></text:p>
      <text:p text:style-name="P4"/>
      <text:p text:style-name="P4">Maka: <text:span text:style-name="T3">MAKA: Sioux "terra"</text:span></text:p>
      <text:p text:style-name="P4"/>
      <text:p text:style-name="P4">Mimiteh: <text:span text:style-name="T3">MIMITEH: Omaha "luna nuova"</text:span></text:p>
      <text:p text:style-name="P4"/>
      <text:p text:style-name="P5">Whakapapa: </text:p>
      <text:p text:style-name="P13">Whakapapa is Māori genealogy.</text:p>
      <text:p text:style-name="P13">Whakapapa, or genealogy, is a fundamental principle in Māori culture. A person reciting their whakapapa proclaims their Māori identity, places themselves in a wider context, and links themselves to land and tribal groupings and the mana of those.</text:p>
      <text:p text:style-name="P4"/>
      <text:p text:style-name="P4">Whanau: </text:p>
      <text:p text:style-name="P4"/>
      <text:p text:style-name="P5">Whenua: </text:p>
      <text:p text:style-name="P13">Whenua means both "land" and "placenta" (again referencing Williams, who lists five definitions). It is an ancient Austronesian word with cognates across the Malayo-Polynesian world, from Malay benua, Visayan *banwa and to Rapa Nui henua. Unlike European thought, wherein people own land, in the Māori worldview the land is regarded as a mother to the people. The relationship to land is not dissimilar to that of the foetus to the placenta. In addition, there are certain Māori rituals involving burying the afterbirth of a newborn in ancestral land, which may further illustrate the word whenua meaning both "land" and "placenta".</text:p>
      <text:p text:style-name="P4"/>
      <text:p text:style-name="P5">Marama: </text:p>
      <text:p text:style-name="P2">La dea della luna per i Maori della Nuova Zelanda: in certi momenti il suo corpo si perde, svanisce ma poi ogni volta torna pieno di splendore dopo essersi bagnato nell'acqua della vita. E' stata generata da Io, il creatore, in alcuni miti è collegata alla morte ed al mondo degli inferi; ella non permetterebbe agli uomini di tornare in vita dopo la morte. In altre isole come quelle di hervey autu e manui, marama è il dio della luna (anzichè la dea ), l'innamorato di ina, la dea della luce, figlia di kui, vecchio dio cieco della terra. ina visse in cielo di giorno quando suo marito era poco visibile, attualmente in fijano il termine marama vuol dire: signora.</text:p>
      <text:p text:style-name="P2"/>
      <text:p text:style-name="P4">Kala Klora: <text:span text:style-name="T2">“</text:span><text:span text:style-name="T4">Belle cose verdi</text:span><text:span text:style-name="T2">”, </text:span><text:span text:style-name="T4">cose non nel senso “oggetti”, ma in senso astratto Kala indica tutto ciò che è bello e Klora tutto ciò che è verde</text:span></text:p>
      <text:p text:style-name="P4"/>
      <text:p text:style-name="P4">Tàlia: </text:p>
      <text:p text:style-name="P4"/>
      <text:p text:style-name="P4">Epèa: <text:span text:style-name="T4">Plurale di Epos, che significa parola, racconto, poesia</text:span></text:p>
      <text:p text:style-name="P4"/>
      <text:p text:style-name="P4">Selen<text:span text:style-name="T10">e</text:span>: </text:p>
      <text:p text:style-name="P4"/>
      <text:p text:style-name="P7">A<text:span text:style-name="T11">LTRE PAROLE/NOMI</text:span>:</text:p>
      <text:p text:style-name="P7"/>
      <text:p text:style-name="P7"><text:span text:style-name="T15">AFRICANI</text:span>:</text:p>
      <text:p text:style-name="P3"><text:a xlink:type="simple" xlink:href="https://www.godchecker.com/african-mythology/KHODUMODUMO/" text:style-name="Internet_20_link" text:visited-style-name="Visited_20_Internet_20_Link"/></text:p>
      <text:p text:style-name="P3"><text:a xlink:type="simple" xlink:href="https://www.godchecker.com/african-mythology/KHODUMODUMO/" text:style-name="Internet_20_link" text:visited-style-name="Visited_20_Internet_20_Link">https://www.godchecker.com/african-mythology/KHODUMODUMO/</text:a></text:p>
      <text:p text:style-name="P4"/>
      <text:p text:style-name="P3"><text:a xlink:type="simple" xlink:href="https://www.godchecker.com/african-mythology/list-of-names/" text:style-name="Internet_20_link" text:visited-style-name="Visited_20_Internet_20_Link">https://www.godchecker.com/african-mythology/list-of-names/</text:a></text:p>
      <text:p text:style-name="P3"/>
      <text:p text:style-name="P7"><text:soft-page-break/><text:span text:style-name="T15">INDIANI</text:span>:</text:p>
      <text:p text:style-name="P7"/>
      <text:p text:style-name="P2">LOOTAH: Sioux "rosso" </text:p>
      <text:p text:style-name="P2">MAHKAH: Sioux "terra" </text:p>
      <text:p text:style-name="P2">MATWAU: algonchino "nemico" </text:p>
      <text:p text:style-name="P2">NIXKAMICH: algonchino "grande padre" </text:p>
      <text:p text:style-name="P2">NOSH: algonchino "padre" </text:p>
      <text:p text:style-name="P2">NOSHI: variante algonchina di Nosh che significa "padre" </text:p>
      <text:p text:style-name="P2">NUKPANA: Hopi "male" </text:p>
      <text:p text:style-name="P2">SHIKOBA: Choctaw "padre" nome unisex </text:p>
      <text:p text:style-name="P2">SHIZHE'E: Navajo "padre" </text:p>
      <text:p text:style-name="P2">SHOEMOWETOCHAWCAWEWAHCATOWE: Cheyenne "schiena alta lupo" </text:p>
      <text:p text:style-name="P2">WAHKAN: Sioux "sacro" </text:p>
      <text:p text:style-name="P2"/>
      <text:p text:style-name="P2">MAKA: Sioux "terra" </text:p>
      <text:p text:style-name="P2">MAKAWEE: Sioux "amorevole" </text:p>
      <text:p text:style-name="P2">MEOQUANEE: Cheyenne "porta rossa" </text:p>
      <text:p text:style-name="P2">MIGINA: Omaha "ritorno della luna" </text:p>
      <text:p text:style-name="P2">MIMITEH: Omaha "luna nuova" </text:p>
      <text:p text:style-name="P2">TAIGI: Omaha "ritorno di luna" </text:p>
      <text:p text:style-name="P2">TAINI: variante Omaha di Taigi, stesso significato </text:p>
      <text:p text:style-name="P2">TUWA: Hopi "terra" </text:p>
      <text:p text:style-name="P2">UNA: Hopi "ricorda" </text:p>
      <text:p text:style-name="P2"/>
      <text:p text:style-name="P13">WOKSAPE – Saggezza</text:p>
      <text:p text:style-name="P4"/>
      <text:p text:style-name="P14">ALTRI INFINITI NOMI SU UN ALTRO FILE</text:p>
      <text:p text:style-name="P4"/>
      <text:p text:style-name="P7"><text:span text:style-name="T15">MAORI</text:span>:</text:p>
      <text:p text:style-name="P1"/>
      <text:p text:style-name="P2"><text:a xlink:type="simple" xlink:href="https://indianiamerica.it/tatuaggi-maori/dei-maori-leggende-miti" text:style-name="Internet_20_link" text:visited-style-name="Visited_20_Internet_20_Link">https://indianiamerica.it/tatuaggi-maori/dei-maori-leggende-miti</text:a></text:p>
      <text:p text:style-name="P1"/>
      <text:p text:style-name="P3"><text:span text:style-name="T10">A</text:span>vaiki</text:p>
      <text:p text:style-name="P2">Rappresenta la terra, il mondo sotterraneo, dove vivono gli spiriti, al quale si accede tramite un buco sulla superficie. Secondo questa definizione, avaiki rappresenta "la radice del mondo" dalla quale è stato generato tutto il pianeta e la casa di rongo e della sua famiglia. Avaiki è la materia dalla quale fu edificata anche l'isola di mangaia (arcipelago delle Cook ), a sua volta avaiki fu generata dagli dei alternando una serie di strati di materia a spazi (le caverne) e tunnel che servono all'accesso alle stanze sotterranee. La più profonda di tutte è la sala dove vive varima te takere, la dea "del principo, della nascita". In accordo ad altre descrizioni avaiki è una immensa fornace oppure un luogo infuocato dove arrostiscono i morti che in un secondo momento verranno divorati da miru, la divinità del mondo sotterraneo, un pò come l'Inferno descritto dal cattolicesimo.</text:p>
      <text:p text:style-name="P1"/>
      <text:p text:style-name="P3"><text:span text:style-name="T10">P</text:span>apa</text:p>
      <text:p text:style-name="P2">Nella mitologia dei Maori della Nuova Zelanda rappresenta la dea che incarna la terra. E' anche la personificazione del paradiso insieme con il suo amante: il dio rangi ed esiste fin dagli albori dell'universo quando tutto era privo di luce. Papa e rangi ebbero molti figli, gli altri dei dovettero separarli perchè i loro amplessi, insieme con la loro numerosa prole, impedivano la crescita delle piante, degli alberi e dei frutti. Appena furono separati la luce finalmente colmò i cieli. Rangi è conosciuto anche come raki dai nghaitahu del sud della Nuova Zelanda, i quali credono che la nebbia sia il lamento di papa per aver perso raki mentre la</text:p>
      <text:p text:style-name="P2">rugiada mattutina le lacrime di raki per papa.</text:p>
      <text:p text:style-name="P2"><text:soft-page-break/></text:p>
      <text:p text:style-name="P3"><text:span text:style-name="T10">W</text:span>hiro</text:p>
      <text:p text:style-name="P2">Il dio lucertola Maori, dio della morte, del male e dell'oscurità. vive nel buio e nebbioso mondo degli inferi ed è sempre accompagnato da un gruppo di spiriti maligni. E' l'ispiratore dei pensieri cattivi nella mente della gente. Whiro è l'antitesi di tane, il dio della luce e della fertilità.</text:p>
      <text:p text:style-name="P2"/>
      <text:p text:style-name="P3"><text:span text:style-name="T10">T</text:span>angaroa</text:p>
      <text:p text:style-name="P2">E' il dio del mare che separò il cielo dalla terra, uno dei figli della dea della terra: papa che avendo, un giorno, il ventre gonfio d'acqua, scoppiò facendo fuoriscire gli oceani. Viene rappresentato come un enorme pesce generatore di tutte le creature marine comprese le mitiche sirene ed i tritoni. in alcuni miti si dice che generò anche l'uomo che all'inizio viveva in acqua e questo si poteva evincere dalla scarsità di peli e capelli rispetto altri animali terrestri. Regolarmente si trasforma in una lucertola verde portando la bella stagione, necessita solo di un respiro al giorno causando l'altrrnarsi delle maree. Tangaroa, fratello di rongo, è considerato (come anche maui, il pescatore di isole) l'inventore delle barche a vela. Ad tahuata (isole marchesi) è conosciuto con il nome di tanaoa, a Tonga come tangaloa, alle Samoa come tagaloa.</text:p>
      <text:p text:style-name="P2"/>
      <text:p text:style-name="P7"><text:span text:style-name="T15">GIAPPONESI</text:span>:</text:p>
      <text:p text:style-name="P16">(Incollo il messaggio della tua amica):</text:p>
      <text:p text:style-name="P16"/>
      <table:table table:name="Table4" table:style-name="Table4">
        <table:table-column table:style-name="Table4.A"/>
        <table:table-column table:style-name="Table4.B"/>
        <table:table-row table:style-name="TableLine94447382040336">
          <table:table-cell table:style-name="Table4.A1" office:value-type="string">
            <text:p text:style-name="P32">Garden</text:p>
          </table:table-cell>
          <table:table-cell table:style-name="Table4.B1" office:value-type="string">
            <text:p text:style-name="P15"><text:span text:style-name="T13">niwa, teien</text:span> (this would be nicer one)</text:p>
          </table:table-cell>
        </table:table-row>
        <table:table-row table:style-name="TableLine94447382852016">
          <table:table-cell table:style-name="Table4.A2" office:value-type="string">
            <text:p text:style-name="P32">Gardener</text:p>
          </table:table-cell>
          <table:table-cell table:style-name="Table4.B2" office:value-type="string">
            <text:p text:style-name="P8">niwashi</text:p>
          </table:table-cell>
        </table:table-row>
        <table:table-row table:style-name="TableLine94447382897488">
          <table:table-cell table:style-name="Table4.A2" office:value-type="string">
            <text:p text:style-name="P32">Nature</text:p>
          </table:table-cell>
          <table:table-cell table:style-name="Table4.B2" office:value-type="string">
            <text:p text:style-name="P8">shizen</text:p>
          </table:table-cell>
        </table:table-row>
        <table:table-row table:style-name="TableLine94447382898992">
          <table:table-cell table:style-name="Table4.A2" office:value-type="string">
            <text:p text:style-name="P32">Care of nature</text:p>
          </table:table-cell>
          <table:table-cell table:style-name="Table4.B2" office:value-type="string">
            <text:p text:style-name="P18"><text:span text:style-name="T13">Shizen no sewa o suru</text:span> (if you put like… he takes care of nature – kare wa shizen no sewa o shimasu.)</text:p>
          </table:table-cell>
        </table:table-row>
        <table:table-row table:style-name="TableLine94447382902016">
          <table:table-cell table:style-name="Table4.A2" office:value-type="string">
            <text:p text:style-name="P32">Tree</text:p>
          </table:table-cell>
          <table:table-cell table:style-name="Table4.B2" office:value-type="string">
            <text:p text:style-name="P18"><text:span text:style-name="T13">ki, jumoku, ueki</text:span> (if it’s in gardens)</text:p>
          </table:table-cell>
        </table:table-row>
        <table:table-row table:style-name="TableLine94447382906000">
          <table:table-cell table:style-name="Table4.A2" office:value-type="string">
            <text:p text:style-name="P32">Insect</text:p>
          </table:table-cell>
          <table:table-cell table:style-name="Table4.B2" office:value-type="string">
            <text:p text:style-name="P8">mushi, konchu/konchuu</text:p>
          </table:table-cell>
        </table:table-row>
        <table:table-row table:style-name="TableLine94447382908000">
          <table:table-cell table:style-name="Table4.A2" office:value-type="string">
            <text:p text:style-name="P32">Bee</text:p>
          </table:table-cell>
          <table:table-cell table:style-name="Table4.B2" office:value-type="string">
            <text:p text:style-name="P8">hachi</text:p>
          </table:table-cell>
        </table:table-row>
        <table:table-row table:style-name="TableLine94447382910224">
          <table:table-cell table:style-name="Table4.A2" office:value-type="string">
            <text:p text:style-name="P32">Ant</text:p>
          </table:table-cell>
          <table:table-cell table:style-name="Table4.B2" office:value-type="string">
            <text:p text:style-name="P32">ari</text:p>
          </table:table-cell>
        </table:table-row>
        <table:table-row table:style-name="TableLine94447382913024">
          <table:table-cell table:style-name="Table4.A2" office:value-type="string">
            <text:p text:style-name="P32">Butterfly</text:p>
          </table:table-cell>
          <table:table-cell table:style-name="Table4.B2" office:value-type="string">
            <text:p text:style-name="P8">cho/chou, cho cho/chou chou</text:p>
          </table:table-cell>
        </table:table-row>
        <table:table-row table:style-name="TableLine94447382913376">
          <table:table-cell table:style-name="Table4.A2" office:value-type="string">
            <text:p text:style-name="P32">Caterpillar</text:p>
          </table:table-cell>
          <table:table-cell table:style-name="Table4.B2" office:value-type="string">
            <text:p text:style-name="P18"><text:span text:style-name="T13">kemushi</text:span> (with hair), <text:span text:style-name="T13">aomushi</text:span> (green one with smooth skin), <text:span text:style-name="T13">imomushi</text:span> (smooth skin)</text:p>
          </table:table-cell>
        </table:table-row>
        <table:table-row table:style-name="TableLine94447382922976">
          <table:table-cell table:style-name="Table4.A2" office:value-type="string">
            <text:p text:style-name="P32">Flowerdust</text:p>
          </table:table-cell>
          <table:table-cell table:style-name="Table4.B2" office:value-type="string">
            <text:p text:style-name="P8">kahun</text:p>
          </table:table-cell>
        </table:table-row>
        <table:table-row table:style-name="TableLine94447382925328">
          <table:table-cell table:style-name="Table4.A2" office:value-type="string">
            <text:p text:style-name="P32">Armony</text:p>
          </table:table-cell>
          <table:table-cell table:style-name="Table4.B2" office:value-type="string">
            <text:p text:style-name="P8">guntay</text:p>
          </table:table-cell>
        </table:table-row>
        <table:table-row table:style-name="TableLine94447382927856">
          <table:table-cell table:style-name="Table4.A2" office:value-type="string">
            <text:p text:style-name="P32">Harmony</text:p>
          </table:table-cell>
          <table:table-cell table:style-name="Table4.B2" office:value-type="string">
            <text:p text:style-name="P8">chowa/chouwa</text:p>
          </table:table-cell>
        </table:table-row>
        <table:table-row table:style-name="TableLine94447382943328">
          <table:table-cell table:style-name="Table4.A2" office:value-type="string">
            <text:p text:style-name="P32">Balance</text:p>
          </table:table-cell>
          <table:table-cell table:style-name="Table4.B2" office:value-type="string">
            <text:p text:style-name="P8">baransu, kinko/kinkou, heikin</text:p>
          </table:table-cell>
        </table:table-row>
        <table:table-row table:style-name="TableLine94447382915008">
          <table:table-cell table:style-name="Table4.A2" table:number-rows-spanned="3" office:value-type="string">
            <text:p text:style-name="P32">Order</text:p>
          </table:table-cell>
          <table:table-cell table:style-name="Table4.B2" office:value-type="string">
            <text:p text:style-name="P18"><text:span text:style-name="T13">junban</text:span> (ex… this is my turn – watshi mo junban)</text:p>
          </table:table-cell>
        </table:table-row>
        <table:table-row table:style-name="TableLine94447382968544">
          <table:covered-table-cell/>
          <table:table-cell table:style-name="Table4.B2" office:value-type="string">
            <text:p text:style-name="P18"><text:span text:style-name="T13">chumon/chuumon</text:span> (ex… I ordered a soup – wastashi was suupu o chuumon shimashita)</text:p>
          </table:table-cell>
        </table:table-row>
        <table:table-row table:style-name="TableLine94447382969472">
          <table:covered-table-cell/>
          <table:table-cell table:style-name="Table4.B2" office:value-type="string">
            <text:p text:style-name="P18"><text:span text:style-name="T13">meirei</text:span> (ex… this is an order from mu boss – kore wa, watashi no joushi karano meirei desu)</text:p>
          </table:table-cell>
        </table:table-row>
        <table:table-row table:style-name="TableLine94447382970752">
          <table:table-cell table:style-name="Table4.A2" office:value-type="string">
            <text:p text:style-name="P32">Moon</text:p>
          </table:table-cell>
          <table:table-cell table:style-name="Table4.B2" office:value-type="string">
            <text:p text:style-name="P8">tsuki</text:p>
          </table:table-cell>
        </table:table-row>
      </table:table>
      <text:p text:style-name="P25"/>
      <text:p text:style-name="P27"><text:soft-page-break/><text:span text:style-name="T13">Chowa</text:span>: Armonia </text:p>
      <text:p text:style-name="P28"><text:span text:style-name="T27">(“</text:span>Chowa is a Japanese concept that is often translated as ‘harmony’, but more accurately means ‘the search for balance’.” <text:span text:style-name="T28">cit da questa fonte:</text:span></text:p>
      <text:p text:style-name="P26"><text:a xlink:type="simple" xlink:href="http://www.akemitanaka.co.uk/power-of-chowa/" text:style-name="Internet_20_link" text:visited-style-name="Visited_20_Internet_20_Link">http://www.akemitanaka.co.uk/power-of-chowa/</text:a> <text:span text:style-name="T27">)</text:span></text:p>
      <text:p text:style-name="P29"/>
      <text:p text:style-name="P12">Altre reference dei Niwashi Mushi:</text:p>
      <text:p text:style-name="P24"><text:a xlink:type="simple" xlink:href="https://en.wikipedia.org/wiki/Sand_mandala" text:style-name="Internet_20_link" text:visited-style-name="Visited_20_Internet_20_Link"><text:span text:style-name="T9">https://en.wikipedia.org/wiki/Sand_mandala</text:span></text:a><text:span text:style-name="T29"> </text:span></text:p>
      <text:p text:style-name="P24"><text:a xlink:type="simple" xlink:href="https://it.wikipedia.org/wiki/Santuario_di_Ise" text:style-name="Internet_20_link" text:visited-style-name="Visited_20_Internet_20_Link"><text:span text:style-name="T9">https://it.wikipedia.org/wiki/Santuario_di_Ise</text:span></text:a><text:span text:style-name="T29"> </text:span></text:p>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21:43:00.659456905</meta:creation-date>
    <dc:date>2022-03-31T18:02:24.956584720</dc:date>
    <meta:editing-duration>PT9H41M50S</meta:editing-duration>
    <meta:editing-cycles>12</meta:editing-cycles>
    <meta:generator>LibreOffice/6.4.7.2$Linux_X86_64 LibreOffice_project/40$Build-2</meta:generator>
    <meta:document-statistic meta:table-count="2" meta:image-count="0" meta:object-count="0" meta:page-count="5" meta:paragraph-count="132" meta:word-count="1209" meta:character-count="8184" meta:non-whitespace-character-count="7047"/>
  </office:meta>
</office:document-meta>
</file>